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100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Pictures/100000000000014A0000015D1B01A0CC518333D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004cm" fo:margin-left="-0.51cm" fo:margin-top="0cm" fo:margin-bottom="0cm" style:page-number="auto" table:align="left" style:writing-mode="lr-tb"/>
    </style:style>
    <style:style style:name="Table1.A" style:family="table-column">
      <style:table-column-properties style:column-width="18.004cm"/>
    </style:style>
    <style:style style:name="Table1.1" style:family="table-row">
      <style:table-row-properties style:min-row-height="21.772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3" style:family="paragraph" style:parent-style-name="Standard">
      <style:paragraph-properties fo:line-height="150%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2ae925" style:font-size-asian="12pt" style:font-name-complex="Arial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weight="bold" officeooo:rsid="000eb6a5" officeooo:paragraph-rsid="000eb6a5" style:font-weight-asian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8.001cm"/>
        </style:tab-stops>
      </style:paragraph-properties>
      <style:text-properties style:font-name="Arial"/>
    </style:style>
    <style:style style:name="P11" style:family="paragraph" style:parent-style-name="Standard">
      <style:paragraph-properties fo:line-height="200%"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officeooo:rsid="002ae925" officeooo:paragraph-rsid="002ae925" style:font-size-asian="12pt" style:font-name-complex="Arial1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30f449" style:font-size-asian="12pt" style:font-name-complex="Arial1" style:font-size-complex="12pt"/>
    </style:style>
    <style:style style:name="P15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</style:style>
    <style:style style:name="P17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letter-kerning="true" style:font-size-asian="12pt" style:font-name-complex="Arial1" style:font-size-complex="12pt"/>
    </style:style>
    <style:style style:name="T4" style:family="text">
      <style:text-properties style:font-name="Arial" fo:font-style="italic" style:font-style-asian="italic"/>
    </style:style>
    <style:style style:name="T5" style:family="text">
      <style:text-properties officeooo:rsid="000eb6a5"/>
    </style:style>
    <style:style style:name="T6" style:family="text">
      <style:text-properties officeooo:rsid="001228a1"/>
    </style:style>
    <style:style style:name="T7" style:family="text">
      <style:text-properties officeooo:rsid="00170d31"/>
    </style:style>
    <style:style style:name="T8" style:family="text">
      <style:text-properties officeooo:rsid="00184f5f"/>
    </style:style>
    <style:style style:name="T9" style:family="text">
      <style:text-properties officeooo:rsid="001b7da6"/>
    </style:style>
    <style:style style:name="T10" style:family="text">
      <style:text-properties fo:font-weight="bold" officeooo:rsid="00184f5f" style:font-weight-asian="bold" style:font-weight-complex="bold"/>
    </style:style>
    <style:style style:name="T11" style:family="text">
      <style:text-properties fo:font-weight="bold" officeooo:rsid="00170d31" style:font-weight-asian="bold" style:font-weight-complex="bold"/>
    </style:style>
    <style:style style:name="T12" style:family="text">
      <style:text-properties fo:font-weight="bold" officeooo:rsid="001f0ea9" style:font-weight-asian="bold" style:font-weight-complex="bold"/>
    </style:style>
    <style:style style:name="T13" style:family="text">
      <style:text-properties fo:font-weight="bold" officeooo:rsid="001ff0de" style:font-weight-asian="bold" style:font-weight-complex="bold"/>
    </style:style>
    <style:style style:name="T14" style:family="text">
      <style:text-properties fo:font-weight="bold" officeooo:rsid="0020dfd1" style:font-weight-asian="bold" style:font-weight-complex="bold"/>
    </style:style>
    <style:style style:name="T15" style:family="text">
      <style:text-properties fo:font-weight="bold" officeooo:rsid="0021df82" style:font-weight-asian="bold" style:font-weight-complex="bold"/>
    </style:style>
    <style:style style:name="T16" style:family="text">
      <style:text-properties fo:font-weight="bold" officeooo:rsid="0030f449" style:font-weight-asian="bold" style:font-weight-complex="bold"/>
    </style:style>
    <style:style style:name="T17" style:family="text">
      <style:text-properties fo:font-weight="bold" officeooo:rsid="0032eaf0" style:font-weight-asian="bold" style:font-weight-complex="bold"/>
    </style:style>
    <style:style style:name="T18" style:family="text">
      <style:text-properties officeooo:rsid="001e2afc"/>
    </style:style>
    <style:style style:name="T19" style:family="text">
      <style:text-properties fo:font-weight="normal" officeooo:rsid="001f0ea9" style:font-weight-asian="normal" style:font-weight-complex="normal"/>
    </style:style>
    <style:style style:name="T20" style:family="text">
      <style:text-properties fo:font-weight="normal" officeooo:rsid="001ff0de" style:font-weight-asian="normal" style:font-weight-complex="normal"/>
    </style:style>
    <style:style style:name="T21" style:family="text">
      <style:text-properties fo:font-weight="normal" officeooo:rsid="0020dfd1" style:font-weight-asian="normal" style:font-weight-complex="normal"/>
    </style:style>
    <style:style style:name="T22" style:family="text">
      <style:text-properties fo:font-weight="normal" officeooo:rsid="0021df82" style:font-weight-asian="normal" style:font-weight-complex="normal"/>
    </style:style>
    <style:style style:name="T23" style:family="text">
      <style:text-properties fo:font-weight="normal" officeooo:rsid="0022d64e" style:font-weight-asian="normal" style:font-weight-complex="normal"/>
    </style:style>
    <style:style style:name="T24" style:family="text">
      <style:text-properties fo:font-weight="normal" officeooo:rsid="0030f449" style:font-weight-asian="normal" style:font-weight-complex="normal"/>
    </style:style>
    <style:style style:name="T25" style:family="text">
      <style:text-properties fo:font-weight="normal" officeooo:rsid="0032eaf0" style:font-weight-asian="normal" style:font-weight-complex="normal"/>
    </style:style>
    <style:style style:name="T26" style:family="text">
      <style:text-properties officeooo:rsid="0020dfd1"/>
    </style:style>
    <style:style style:name="T27" style:family="text">
      <style:text-properties officeooo:rsid="002336ab"/>
    </style:style>
    <style:style style:name="T28" style:family="text">
      <style:text-properties officeooo:rsid="002a2201"/>
    </style:style>
    <style:style style:name="T29" style:family="text">
      <style:text-properties officeooo:rsid="002ae925"/>
    </style:style>
    <style:style style:name="T30" style:family="text">
      <style:text-properties officeooo:rsid="0030f449"/>
    </style:style>
    <style:style style:name="T31" style:family="text">
      <style:text-properties fo:font-style="italic" fo:font-weight="normal" officeooo:rsid="0039d606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officeooo:rsid="0032eaf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36d8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4bc0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7e7a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9d606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b19e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b94e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ebdb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0129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2326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officeooo:rsid="00336d86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4bc0a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37e7a3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39d606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3b19eb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3b94ea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OLE">
      <style:graphic-properties style:vertical-pos="top" style:vertical-rel="baseline" draw:ole-draw-aspect="1" draw:visible-area-width="5.003cm" draw:visible-area-height="5.00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bookmark-start text:name="_Toc68687390"/></text:p>
            <text:p text:style-name="P8">Utilização de Bancos em Dados em Grafos em Redes de Interação Proteína-Proteína</text:p>
            <text:p text:style-name="P1"/>
            <text:p text:style-name="P1"/>
            <text:p text:style-name="P1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7"/>
            <text:p text:style-name="P7"/>
            <text:p text:style-name="P7"/>
            <text:p text:style-name="P7"/>
            <text:p text:style-name="P7"/>
            <text:p text:style-name="P8">Ricardo Medeiros da Costa <text:s/>Junior</text:p>
            <text:p text:style-name="P7">Proposta de Projeto</text:p>
            <text:p text:style-name="P7">em <text:span text:style-name="T5">Biologia Computacional e Sistêmica</text:span></text:p>
            <text:p text:style-name="P9"/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2"><text:span text:style-name="T4">CAMPUS Cornélio Procópio</text:span><text:span text:style-name="T1">, &lt;Mês, Ano</text:span><text:bookmark-end text:name="_Toc68687390"/><text:span text:style-name="T1">&gt;</text:span></text:p>
            <text:p text:style-name="P6"/>
          </table:table-cell>
        </table:table-row>
      </table:table>
      <text:h text:style-name="P15" text:outline-level="1"><text:soft-page-break/>1. Resumo </text:h>
      <text:p text:style-name="P4"/>
      <text:p text:style-name="P4"><text:tab/><text:span text:style-name="T6">Grafos estão por toda parte em bioinformática e frequentemente consistem em muitos vértices e arestas. Esses grafos geralmente estão armazenados em bancos de dados relacionais, os quais vem sem alvo de muitas pesquisas para otimizações de consultas. Com a ascensão dos bancos de dados NoSQL nos últimos anos, <text:s/>vem sendo discutido as vantagens em empregar essas tecnologias - principalmente bancos de dados em grafos – na bioinformática. Partinto dessa perspectiva, o objetivo desse trabalho é aplicar essas tecnologias de armazenamento em grafos em uma rede de interação proteína-proteína, cujo espera-se que seja possível obter mais performance para determinadas situações e aumentar a capacidade de predição de conhecimento por meio de técnicas provenientes da teoria dos grafos.</text:span></text:p>
      <text:h text:style-name="P15" text:outline-level="1"/>
      <text:h text:style-name="P15" text:outline-level="1">2. Introdução </text:h>
      <text:p text:style-name="P4"><text:tab/><text:span text:style-name="T7">A Teoria dos Grafos, desde que foi inventada no século XVIII por Leonhard Euler, vem contribuindo para o desenvolvimento da humanidade </text:span><text:span text:style-name="T11">(Wikipédia 2015)</text:span><text:span text:style-name="T7">. De acordo com </text:span><text:span text:style-name="T11">Brugen (2014)</text:span><text:span text:style-name="T7">, a Teoria dos Grafos é aplicada em várias áreas da Ciência da Computação, tais como: desenvolvimento de chips, gerenciamento de redes, sistemas de recomendações e modelagem UML (Unified Modeling Language)</text:span><text:span text:style-name="T11">(nota de rodapé)</text:span><text:span text:style-name="T7">. Além disso, grafos são utilizados para resolver problemas de roteamento, lista de todas as rotas disponíveis entre cidades, encontrar o melhor caminho entre localizações, verificar distância, velocidade permitida, entre outros problemas. Outro exemplo de aplicação da Teoria dos Grafos são os algoritimos de busca na web. Estes algoritimos verificam a importância de um site pela quantidade de links direcionados para este site. </text:span><text:span text:style-name="T11">Goldenberg</text:span><text:span text:style-name="T7"> afirma que redes de </text:span><text:soft-page-break/><text:span text:style-name="T7">relacionamento estruturadas em grafos são aplicadas em comunidades virtuais, por exemplo: Facebook, MySpace e Linkedin.</text:span></text:p>
      <text:p text:style-name="P4"><text:tab/><text:span text:style-name="T8"> De acordo com <text:s/></text:span><text:span text:style-name="T10">AUTORES DO STRING</text:span><text:span text:style-name="T8">, para um completo entendimento de uma função de uma proteína, conhecimento sobre suas interações é um importante pré-requisito. O banco de dados STRING</text:span><text:span text:style-name="T10">(nota de rodapé)</text:span><text:span text:style-name="T8"> na sua versão 10.0 cobre mais de 2030 organismos, no qual cada um deles podem possuir centenas de milhares de interações proteína-proteína. Comparações realizadas por </text:span><text:span text:style-name="T10">CARA DA COMPARAÇÃO DOS BANCOS</text:span><text:span text:style-name="T8">, demostram que para determinadas consultas, um banco de dados em grafo demonstrou ser 2441 vezes mais rápido que um banco de dados relacional. </text:span><text:span text:style-name="T10">FULANO DO LIVRO DE GRAFOS</text:span><text:span text:style-name="T8"> ressalta que é possível predizer determinadas informações sobre dados armazenados em grafos, por meio de técnicas originadas na Teoria dos Grafos. <text:s/></text:span><text:span text:style-name="T10">AUTORES DA STRING </text:span><text:span text:style-name="T8">afirmam que importantes interações armazenadas no banco de dados STRING são inferidos por algoritimos computacionais e que essas interações são importantes para entender uma função de uma proteína.</text:span></text:p>
      <text:p text:style-name="P4"><text:tab/><text:span text:style-name="T9">Este projeto de pesquisa propõe a utilização de um banco de dados em grafos <text:s/>em uma rede de relacionamentos entre proteína-proteína. Nas seções abaixo, apresenta-se a caracterização do problema, sua justificativa, objetivos gerais e específicos, revisão bibliográfica, metodologia, resultados e produtos esperados, e o cronograma de execução.</text:span></text:p>
      <text:h text:style-name="P15" text:outline-level="1">2.1 Caracterização do Problema </text:h>
      <text:p text:style-name="P4"><text:tab/><text:span text:style-name="T18">Redes de interação proteína-proteína auxiliam no entendimento de uma função de uma proteína. No entando, armazenar essas associações em um arquitetura de banco de dados relacional pode prejudicar a performance na consulta de determinadas relações entre essas proteínas. <text:s/>Apesar de houver esforços como o Bio4j </text:span><text:span text:style-name="T12">(nota de rodapé) </text:span><text:span text:style-name="T19">para integrar informações sobre Bioinformática em uma plataforma única modelada em grafos, cujo disponibiliza dados providos de </text:span><text:soft-page-break/><text:span text:style-name="T19">diferentes fontes, </text:span><text:span text:style-name="T20">facilitando o acesso do bioinformata as informações, </text:span><text:span text:style-name="T13">Schrim </text:span><text:span text:style-name="T20">salienta que os bancos de dados em grafos ainda são pouco utilizados em Bioinformática.</text:span></text:p>
      <text:h text:style-name="P15" text:outline-level="1">2.2 Justificativa </text:h>
      <text:p text:style-name="P4"><text:tab/><text:span text:style-name="T26">A motivação para se utilizar banco de dados em grafos e algoritimos provindos <text:s/>da Teoria dos Grafos para redes de relacionamento proteína-proteína é justificável, pois como </text:span><text:span text:style-name="T14">AUTOR DA COMPARAÇÃO ENTRE BANCO </text:span><text:span text:style-name="T21">demonstra, para determinadas ocasiões, consultas em banco de dados em grafos podem exibir as informações com uma performance superior, em alguns casos, chegando a ser 2000 vezes mais rápido. </text:span></text:p>
      <text:p text:style-name="P4"><text:span text:style-name="T21"><text:tab/>Outro fator motivador para empregar essa forma de armazenamento, são que grande parte dos bancos de dados em grafos implementam - </text:span><text:span text:style-name="T22">ou facilitam a implementação (devido a estruturação dos dados em grafos) - </text:span><text:span text:style-name="T21"><text:s/>os algoritimos provenientes da Teoria dos Grafos. </text:span><text:span text:style-name="T22">Como apresenta </text:span><text:span text:style-name="T15">AUTOR DO LIVRO SOBRE GRAFOS</text:span><text:span text:style-name="T22">, essas técnicas podem auxiliar a predição de informações, </text:span><text:span text:style-name="T23">essas predições podem</text:span><text:span text:style-name="T22"> auxiliar na compreensão de uma função de uma proteína, no caso das redes de interação proteína-proteína.</text:span></text:p>
      <text:h text:style-name="P15" text:outline-level="1">3. Objetivos Gerais e Específicos </text:h>
      <text:p text:style-name="P4"><text:tab/><text:span text:style-name="T27">O objetivo geral deste projeto é demonstrar que armazenando redes de relacionamentos proteína-proteína em bancos de dados em grafos é possível obter aumento de performance e capacidade de predição de informações sobre funções das proteínas. Para alcançar esse objetivo, será realizado os seguintes objetivos específicos:</text:span></text:p>
      <text:p text:style-name="P4">- <text:span text:style-name="T28">Armazenar uma rede de relacionamentos proteína-proteína que possua massiva quantidade de dados em um banco de dados em grafos que implemente algoritmos </text:span><text:soft-page-break/><text:span text:style-name="T28">de predição de conhecimento oriundos da Teoria dos Grafos, que serão previamente estudados;</text:span></text:p>
      <text:p text:style-name="P4">- <text:span text:style-name="T28">Realizar estudos comparativos em relação a performance da execução de consultas do banco de dados em grafos gerado com um similiar que está persistido em uma tecnologia de armazenamento relacional;</text:span></text:p>
      <text:p text:style-name="P5">- <text:span text:style-name="T29">Determinar como será mensurado as novas predições encontradas no banco de dados em grafos, se as informações encontradas são útil para o domínio da Bioinformática; e,</text:span></text:p>
      <text:p text:style-name="P13">- Comparar os resultados que se mostraram útil para o domínio da Bioinformática com resultados encontrados por meio das formas convencionais, que são utilizados atualmente. </text:p>
      <text:h text:style-name="P16" text:outline-level="1"><text:span text:style-name="T2">4. Revisão Bibliográfica </text:span></text:h>
      <text:p text:style-name="P14"><text:tab/><text:span text:style-name="T30">A Teoria dos Grafos fornece técnicas que podem ser empregados em banco de dados em grafos. Segundo </text:span><text:span text:style-name="T16">AUTOR DO LIVRO DE GRAFOS</text:span><text:span text:style-name="T24">, é possível utilizar o algoritmo de Busca em Profundidade (Depth-First Search) para realizar a busca de determinado nó em um grafo. </text:span><text:span text:style-name="T17">AUTOR DO LIVRO DE ALGORITMOS </text:span><text:span text:style-name="T25">ressalta que </text:span><text:span text:style-name="T32">como o próprio nome sugere, a estratégia da Busca em Profundidade é procurar “mais fundo” sempre que possível. </text:span><text:span text:style-name="T33">Ao contrário da Busca em Profundidade, a Busca em Largura (Breadth-first search) explora o grafo um nível de cada ve</text:span><text:span text:style-name="T40">z</text:span><text:span text:style-name="T33"> (</text:span><text:span text:style-name="T42">AUTOR DO LIVRO DE GRAFOS</text:span><text:span text:style-name="T33">). De acordo com </text:span><text:span text:style-name="T42">AUTOR DO LIVRO SOBRE TEORIA DOS GRAFOS </text:span><text:span text:style-name="T33">essa técnica busca do nó inicial até o nó final encontrando o nó mais próximo primeiro. </text:span><text:span text:style-name="T43">AUTOR DO LIVRO DE GRAFOS </text:span><text:span text:style-name="T34">afirma que a Busca em Largura é base para algoritmos clássicos em grafos, incluíndo o Dijkstra's Algorithm e o A* Algorithm que são utilizados em banco de dados em grafos para encontrar o caminho mais próximo entre dois nós.</text:span></text:p>
      <text:p text:style-name="P14"><text:span text:style-name="T34"><text:tab/></text:span><text:span text:style-name="T35">Além das funcionalidades elencadas, </text:span><text:span text:style-name="T44">AUTOR DO LIVRO DE GRAFOS</text:span><text:span text:style-name="T35"> salienta que algoritmos do tipo de Busca em Largura tem outras utilidades, como a </text:span><text:soft-page-break/><text:span text:style-name="T35">predição de conhecimento em dados conectados. </text:span><text:span text:style-name="T36">Um exemplo disso é a </text:span><text:span text:style-name="T31">Triadic Closure</text:span><text:span text:style-name="T36">, no qual é uma propriedade das redes sociais que funcionam da seguinte maneira: Se dois nós estão conectados por um terceiro nó, esses dois nós provavelmente irão se conectar no futuro (</text:span><text:span text:style-name="T45">AUTOR DO LIVRO DE TEORIA DOS GRAFOS</text:span><text:span text:style-name="T36">).</text:span></text:p>
      <text:p text:style-name="P14"><text:span text:style-name="T36"><text:tab/></text:span><text:span text:style-name="T37">Como é afirmado por </text:span><text:span text:style-name="T46">AUTOR DO STRING</text:span><text:span text:style-name="T37">, técnicas de predição são importantes formas de se obter conhecimento sobre uma função de uma proteína, além </text:span><text:span text:style-name="T38">das outras técnicas originadas na Teoria dos Grafos implementadas nos bancos de dados em grafos que são utilizadas para melhorar a performance nas consultas </text:span><text:span text:style-name="T41">se comparadas com os bancos de dados relacionais </text:span><text:span text:style-name="T38">(</text:span><text:span text:style-name="T47">AUTOR DA COMPARAÇÃO ENTRE BANCOS</text:span><text:span text:style-name="T38">).</text:span></text:p>
      <text:h text:style-name="P16" text:outline-level="1"><text:span text:style-name="T2">5. Metodologia </text:span><text:span text:style-name="T3">(máximo de 3 páginas)</text:span></text:h>
      <text:p text:style-name="P4"/>
      <text:p text:style-name="P4">• Descrever sucintamente a metodologia empregada para a execução do projeto e como os objetivos serão alcançados.</text:p>
      <text:p text:style-name="P4"><text:bookmark text:name="_GoBack"/></text:p>
      <text:h text:style-name="P16" text:outline-level="1"><text:span text:style-name="T2">6. Resultados e/ ou produtos esperados </text:span><text:span text:style-name="T3">(máximo de 1 página)</text:span></text:h>
      <text:p text:style-name="P4"/>
      <text:p text:style-name="P3">• Descrever os resultados e/ ou produtos esperados. <text:line-break/>• Estimar a repercussão e/ ou impactos sócio-econômicos, técnico-científicos e ambientais dos resultados esperados na solução do problema focalizado.</text:p>
      <text:p text:style-name="P4"/>
      <text:h text:style-name="P16" text:outline-level="1"><text:span text:style-name="T2">7. Cronograma </text:span><text:span text:style-name="T3">(máximo de 1 página)</text:span></text:h>
      <text:p text:style-name="P4"/>
      <text:p text:style-name="P4">• Cronograma de desenvolvimento do projeto considerando um prazo total de 24 meses desde o ingresso no programa. </text:p>
      <text:p text:style-name="P4"><text:soft-page-break/>• Comentar sobre possíveis dificuldades e riscos potenciais que poderão interferir na execução das ações propostas e comprometer o alcance das metas e objetivos preconizados.<text:line-break/>• Explicitar as medidas previstas para contornar ou superar essas dificuldades.</text:p>
      <text:h text:style-name="P15" text:outline-level="1"/>
      <text:h text:style-name="P16" text:outline-level="1"><text:span text:style-name="T2">8. Referências Bibliográficas </text:span><text:span text:style-name="T3">(máximo de 1 páginas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color="#000000" fo:font-size="16pt" style:font-size-asian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.212cm" loext:contextual-spacing="false" fo:text-align="justify" style:justify-single-word="false" fo:text-indent="2.501cm" style:auto-text-indent="false"/>
    </style:style>
    <style:style style:name="A-Item" style:family="paragraph" style:parent-style-name="Standard" style:default-outline-level="" style:list-style-name="WWNum5">
      <style:paragraph-properties fo:margin-top="0.212cm" fo:margin-bottom="0cm" loext:contextual-spacing="false" fo:text-align="justify" style:justify-single-word="false"/>
    </style:style>
    <style:style style:name="A-Artigo" style:family="paragraph" style:parent-style-name="Standard" style:default-outline-level="">
      <style:paragraph-properties fo:margin-left="1.651cm" fo:margin-right="0cm" fo:margin-top="0.423cm" fo:margin-bottom="0.212cm" loext:contextual-spacing="false" fo:text-align="justify" style:justify-single-word="false" fo:text-indent="-1.651cm" style:auto-text-indent="false"/>
      <style:text-properties style:font-name="Arial" fo:font-family="Arial" style:font-family-generic="roman" style:font-pitch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7ba4" style:text-line-through-style="none" style:text-line-through-typ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07cm" fo:text-indent="-0.635cm" fo:margin-left="10.0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4cm" fo:text-indent="-0.635cm" fo:margin-left="11.3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2.61cm" fo:text-indent="-0.635cm" fo:margin-left="12.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88cm" fo:text-indent="-0.635cm" fo:margin-left="13.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477cm" fo:text-indent="-0.635cm" fo:margin-left="1.842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5.248cm" fo:text-indent="-0.635cm" fo:margin-left="4.6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883cm" fo:text-indent="-0.318cm" fo:margin-left="5.8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423cm" fo:text-indent="-0.635cm" fo:margin-left="8.4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693cm" fo:text-indent="-0.318cm" fo:margin-left="9.6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963cm" fo:text-indent="-0.635cm" fo:margin-left="10.96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233cm" fo:text-indent="-0.635cm" fo:margin-left="12.2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503cm" fo:text-indent="-0.318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>
          <style:list-level-label-alignment text:label-followed-by="listtab" text:list-tab-stop-position="5.376cm" fo:text-indent="-1.27cm" fo:margin-left="5.3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65cm" fo:text-indent="-0.318cm" fo:margin-left="2.26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075cm" fo:text-indent="-0.318cm" fo:margin-left="6.0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8.615cm" fo:text-indent="-0.635cm" fo:margin-left="8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885cm" fo:text-indent="-0.318cm" fo:margin-left="9.8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443cm" fo:margin-top="0cm" fo:margin-bottom="0cm" table:align="center" style:writing-mode="lr-tb"/>
    </style:style>
    <style:style style:name="Tabela2.A" style:family="table-column">
      <style:table-column-properties style:column-width="2.94cm"/>
    </style:style>
    <style:style style:name="Tabela2.B" style:family="table-column">
      <style:table-column-properties style:column-width="9.403cm"/>
    </style:style>
    <style:style style:name="Tabela2.C" style:family="table-column">
      <style:table-column-properties style:column-width="4.099cm"/>
    </style:style>
    <style:style style:name="Tabela2.1" style:family="table-row">
      <style:table-row-properties style:min-row-height="2.605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/>
    </style:style>
    <style:style style:name="Tabela2.C1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OLE">
      <style:graphic-properties style:vertical-pos="top" style:vertical-rel="baseline" draw:ole-draw-aspect="1" draw:visible-area-width="5.003cm" draw:visible-area-height="5.003cm"/>
    </style:style>
    <style:page-layout style:name="Mpm1">
      <style:page-layout-properties fo:page-width="21.59cm" fo:page-height="27.94cm" style:num-format="1" style:print-orientation="portrait" fo:margin-top="1.249cm" fo:margin-bottom="2.499cm" fo:margin-left="2.54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Standard"><draw:frame draw:style-name="Mfr1" draw:name="Picture 1" text:anchor-type="char" svg:x="0.275cm" svg:y="-2.14cm" svg:width="2.023cm" svg:height="2.418cm" draw:z-index="6"><draw:image xlink:href="Pictures/100000000000014A0000015D1B01A0CC518333D1.png" xlink:type="simple" xlink:show="embed" xlink:actuate="onLoad"/><draw:contour-polygon svg:width="8.507cm" svg:height="8.901cm" svg:viewBox="0 0 8507 8901" draw:points="14,0 14,8901 8521,8901 8521,0" draw:recreate-on-edit="false"/></draw:frame></text:p>
            </table:table-cell>
            <table:table-cell table:style-name="Tabela2.A1" office:value-type="string">
              <text:p text:style-name="MP1"/>
              <text:h text:style-name="MP2" text:outline-level="1">Ministério da Educação</text:h>
              <text:p text:style-name="MP3">Universidade Tecnológica Federal do Paraná</text:p>
              <text:p text:style-name="MP3">Câmpus Cornélio Procópio</text:p>
              <text:p text:style-name="MP3">Diretoria de Pesquisa e Pós-Graduação</text:p>
              <text:p text:style-name="MP3">Programa de Pós-Graduação em Bioinformática</text:p>
              <text:p text:style-name="MP1"/>
            </table:table-cell>
            <table:table-cell table:style-name="Tabela2.C1" office:value-type="string">
              <text:p text:style-name="Standard"/>
              <text:p text:style-name="Standard"><draw:frame draw:style-name="Mfr2" draw:name="1" text:anchor-type="as-char" svg:width="3.717cm" svg:height="1.411cm" draw:z-index="13"><draw:object-ole xlink:href="./Obj100" xlink:type="simple" xlink:show="embed" xlink:actuate="onLoad"/><draw:image xlink:href="./ObjectReplacements/Obj100" xlink:type="simple" xlink:show="embed" xlink:actuate="onLoad"/></draw:frame></text:p>
              <text:p text:style-name="Standard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INSTITUCIONAL DE BOLSA DE INICIAÇÃO CIENTÍFICA</dc:title>
    <meta:initial-creator>Fabricio Martins Lopes</meta:initial-creator>
    <meta:editing-cycles>41</meta:editing-cycles>
    <meta:creation-date>2015-01-08T22:48:03.209691044</meta:creation-date>
    <meta:editing-duration>PT4H54M48S</meta:editing-duration>
    <meta:generator>LibreOffice/5.0.3.2$Linux_X86_64 LibreOffice_project/00m0$Build-2</meta:generator>
    <dc:date>2016-01-30T23:44:29.440510102</dc:date>
    <meta:document-statistic meta:table-count="2" meta:image-count="1" meta:object-count="1" meta:page-count="7" meta:paragraph-count="40" meta:word-count="1326" meta:character-count="8798" meta:non-whitespace-character-count="748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